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Serif" svg:font-family="Serif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style:line-height-at-least="0.503cm"/>
      <style:text-properties fo:color="#000000" style:font-name="Arial" fo:font-size="13pt" fo:font-weight="normal" fo:background-color="#ffffff" style:font-size-asian="13pt" style:font-size-complex="13pt"/>
    </style:style>
    <style:style style:name="P3" style:family="paragraph" style:parent-style-name="Standard">
      <style:paragraph-properties style:line-height-at-least="0.503cm"/>
      <style:text-properties fo:color="#000000" style:font-name="Arial" fo:font-size="13pt" fo:background-color="#ffffff" style:font-size-asian="13pt" style:font-size-complex="13pt"/>
    </style:style>
    <style:style style:name="P4" style:family="paragraph" style:parent-style-name="Standard">
      <style:paragraph-properties style:line-height-at-least="0.503cm"/>
      <style:text-properties fo:color="#000000" style:font-name="Arial" fo:font-size="13pt" officeooo:paragraph-rsid="001f7490" fo:background-color="#ffffff" style:font-size-asian="13pt" style:font-size-complex="13pt"/>
    </style:style>
    <style:style style:name="P5" style:family="paragraph" style:parent-style-name="Standard">
      <style:paragraph-properties style:line-height-at-least="0.503cm"/>
      <style:text-properties fo:color="#000000" style:font-name="Arial" fo:font-size="13pt" officeooo:paragraph-rsid="002188b8" fo:background-color="#ffffff" style:font-size-asian="13pt" style:font-size-complex="13pt"/>
    </style:style>
    <style:style style:name="P6" style:family="paragraph" style:parent-style-name="Standard">
      <style:paragraph-properties style:line-height-at-least="0.503cm"/>
      <style:text-properties fo:color="#000000" style:font-name="Arial" fo:font-size="13pt" officeooo:paragraph-rsid="00231c16" fo:background-color="#ffffff" style:font-size-asian="13pt" style:font-size-complex="13pt"/>
    </style:style>
    <style:style style:name="P7" style:family="paragraph" style:parent-style-name="Standard">
      <style:paragraph-properties style:line-height-at-least="0.503cm"/>
      <style:text-properties fo:color="#000000" style:font-name="Arial" fo:font-size="13pt" fo:font-weight="bold" officeooo:paragraph-rsid="002188b8" fo:background-color="#ffffff" style:font-size-asian="13pt" style:font-weight-asian="bold" style:font-size-complex="13pt" style:font-weight-complex="bold"/>
    </style:style>
    <style:style style:name="P8" style:family="paragraph" style:parent-style-name="Standard">
      <style:paragraph-properties style:line-height-at-least="0.503cm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b277d" fo:font-weight="normal"/>
    </style:style>
    <style:style style:name="T5" style:family="text">
      <style:text-properties fo:color="#5b277d" fo:font-weight="bold" style:font-weight-asian="bold" style:font-weight-complex="bold"/>
    </style:style>
    <style:style style:name="T6" style:family="text">
      <style:text-properties fo:color="#5b277d" fo:font-weight="bold" officeooo:rsid="0020a55f" style:font-weight-asian="bold" style:font-weight-complex="bold"/>
    </style:style>
    <style:style style:name="T7" style:family="text">
      <style:text-properties fo:color="#5b277d" fo:font-weight="bold" officeooo:rsid="00231c16" style:font-weight-asian="bold" style:font-weight-complex="bold"/>
    </style:style>
    <style:style style:name="T8" style:family="text">
      <style:text-properties fo:color="#5b277d" fo:font-weight="bold" officeooo:rsid="002342ac" style:font-weight-asian="bold" style:font-weight-complex="bold"/>
    </style:style>
    <style:style style:name="T9" style:family="text">
      <style:text-properties fo:color="#5b277d" style:font-name="Arial" fo:font-size="13pt" fo:font-weight="bold" officeooo:rsid="00231c16" fo:background-color="#ffffff" loext:char-shading-value="0" style:font-size-asian="13pt" style:font-weight-asian="bold" style:font-size-complex="13pt" style:font-weight-complex="bold"/>
    </style:style>
    <style:style style:name="T10" style:family="text">
      <style:text-properties fo:color="#069a2e" fo:font-weight="bold" style:font-weight-asian="bold" style:font-weight-complex="bold"/>
    </style:style>
    <style:style style:name="T11" style:family="text">
      <style:text-properties fo:color="#069a2e" style:font-name="Arial" fo:font-size="13pt" fo:font-weight="bold" fo:background-color="#ffffff" loext:char-shading-value="0" style:font-size-asian="13pt" style:font-weight-asian="bold" style:font-size-complex="13pt" style:font-weight-complex="bold"/>
    </style:style>
    <style:style style:name="T12" style:family="text">
      <style:text-properties fo:color="#000000" style:font-name="Arial" fo:font-size="13pt" fo:font-weight="normal" fo:background-color="#ffffff" loext:char-shading-value="0" style:font-size-asian="13pt" style:font-size-complex="13pt"/>
    </style:style>
    <style:style style:name="T13" style:family="text">
      <style:text-properties fo:color="#c9211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G:</text:p>
      <text:p text:style-name="P2"/>
      <text:p text:style-name="P4"><text:span text:style-name="T3">S</text:span><text:span text:style-name="T1"> → “</text:span><text:span text:style-name="T6">0x00</text:span><text:span text:style-name="T1"> </text:span><text:span text:style-name="T13">[opcode]</text:span><text:span text:style-name="T1">” </text:span><text:span text:style-name="T13">[0]</text:span><text:span text:style-name="T1"> </text:span><text:span text:style-name="T3">Format Function <text:s text:c="6"/>Function</text:span><text:span text:style-name="T1"> → </text:span><text:span text:style-name="T3">Arithmetic </text:span><text:span text:style-name="T1">| </text:span><text:span text:style-name="T3">UncJump </text:span><text:span text:style-name="T1">| </text:span><text:span text:style-name="T3">Logic </text:span><text:span text:style-name="T1">| </text:span><text:span text:style-name="T3">ConJump </text:span><text:span text:style-name="T1">| </text:span><text:span text:style-name="T3">Shift </text:span></text:p>
      <text:p text:style-name="P4"><text:span text:style-name="T3">Arithmetic</text:span><text:span text:style-name="T1"> → </text:span><text:span text:style-name="T3">Sum </text:span><text:span text:style-name="T1">| </text:span><text:span text:style-name="T3">Sub </text:span><text:span text:style-name="T1">| </text:span><text:span text:style-name="T3">Mult </text:span><text:span text:style-name="T1">| </text:span><text:span text:style-name="T3">Div</text:span></text:p>
      <text:p text:style-name="P3"><text:span text:style-name="T3">Sum</text:span><text:span text:style-name="T1"> → “</text:span><text:span text:style-name="T6">0x20</text:span><text:span text:style-name="T1"> </text:span><text:span text:style-name="T13">[add]</text:span><text:span text:style-name="T1">”</text:span><text:span text:style-name="T10">[1][24]</text:span><text:span text:style-name="T1"> | “</text:span><text:span text:style-name="T6">0x21</text:span><text:span text:style-name="T1"> </text:span><text:span text:style-name="T13">[addu]</text:span><text:span text:style-name="T1">”</text:span><text:span text:style-name="T10">[1][24]</text:span></text:p>
      <text:p text:style-name="P3"><text:span text:style-name="T3">Sub</text:span><text:span text:style-name="T1">→ “</text:span><text:span text:style-name="T6">0x22</text:span><text:span text:style-name="T1"> </text:span><text:span text:style-name="T13">[sub]</text:span><text:span text:style-name="T1">”</text:span><text:span text:style-name="T10">[4][24]</text:span><text:span text:style-name="T1"> | “</text:span><text:span text:style-name="T6">0x23</text:span><text:span text:style-name="T1"> </text:span><text:span text:style-name="T13">[subu]</text:span><text:span text:style-name="T1">”</text:span><text:span text:style-name="T10">[4][24]</text:span></text:p>
      <text:p text:style-name="P3"><text:span text:style-name="T3">Div</text:span><text:span text:style-name="T1"> → “</text:span><text:span text:style-name="T6">0x1a‬</text:span><text:span text:style-name="T1"> </text:span><text:span text:style-name="T13">[div]</text:span><text:span text:style-name="T1">”</text:span><text:span text:style-name="T10">[5][24][28]</text:span><text:span text:style-name="T1"> | “</text:span><text:span text:style-name="T6">0x1b</text:span><text:span text:style-name="T1"> </text:span><text:span text:style-name="T13">[divu]</text:span><text:span text:style-name="T1">”</text:span><text:span text:style-name="T10">[6][24][28]</text:span></text:p>
      <text:p text:style-name="P3"><text:span text:style-name="T3">Mult</text:span><text:span text:style-name="T1"> → “</text:span><text:span text:style-name="T6">0x18</text:span><text:span text:style-name="T1"> </text:span><text:span text:style-name="T13">[mult]</text:span><text:span text:style-name="T1">”</text:span><text:span text:style-name="T10">[7][24][28]</text:span><text:span text:style-name="T1"> | “</text:span><text:span text:style-name="T6">0x19</text:span><text:span text:style-name="T1"> </text:span><text:span text:style-name="T13">[multu]</text:span><text:span text:style-name="T1">”</text:span><text:span text:style-name="T10">[7][24][28]</text:span></text:p>
      <text:p text:style-name="P3"><text:span text:style-name="T3">UncJump</text:span><text:span text:style-name="T1"> → “</text:span><text:span text:style-name="T6">0x08</text:span><text:span text:style-name="T1"> </text:span><text:span text:style-name="T13">[jr]</text:span><text:span text:style-name="T10">[26][27]</text:span><text:span text:style-name="T1">”</text:span></text:p>
      <text:p text:style-name="P3"><text:span text:style-name="T3">Logic</text:span><text:span text:style-name="T1"> → “</text:span><text:span text:style-name="T6">0x24</text:span><text:span text:style-name="T1"> </text:span><text:span text:style-name="T13">[and]</text:span><text:span text:style-name="T1">”</text:span><text:span text:style-name="T10">[8][24]</text:span><text:span text:style-name="T1"> | “</text:span><text:span text:style-name="T6">0x27</text:span><text:span text:style-name="T1"> </text:span><text:span text:style-name="T13">[nor]</text:span><text:span text:style-name="T1">”</text:span><text:span text:style-name="T10">[9][24]</text:span><text:span text:style-name="T1"> | “</text:span><text:span text:style-name="T6">0x25</text:span><text:span text:style-name="T1"> </text:span><text:span text:style-name="T13">[or]</text:span><text:span text:style-name="T1">”</text:span><text:span text:style-name="T10">[10][24]</text:span></text:p>
      <text:p text:style-name="P3"><text:span text:style-name="T3">ConJump</text:span><text:span text:style-name="T1"> → “</text:span><text:span text:style-name="T6">0x2a</text:span><text:span text:style-name="T1"> </text:span><text:span text:style-name="T13">[slt]</text:span><text:span text:style-name="T1">”</text:span><text:span text:style-name="T10">[11][24]</text:span><text:span text:style-name="T1"> | “</text:span><text:span text:style-name="T6">0x29</text:span><text:span text:style-name="T1"> </text:span><text:span text:style-name="T13">[sltu]</text:span><text:span text:style-name="T1">”</text:span><text:span text:style-name="T10">[12][24]</text:span></text:p>
      <text:p text:style-name="P3"><text:span text:style-name="T3">Shift</text:span><text:span text:style-name="T1"> → “</text:span><text:span text:style-name="T6">0x00</text:span><text:span text:style-name="T3"> </text:span><text:span text:style-name="T13">[sll]</text:span><text:span text:style-name="T1">”</text:span><text:span text:style-name="T10">[13][24][28]</text:span><text:span text:style-name="T1"> | “</text:span><text:span text:style-name="T6">0x02</text:span><text:span text:style-name="T1"> </text:span><text:span text:style-name="T13">[srl]</text:span><text:span text:style-name="T1">”</text:span><text:span text:style-name="T10">[14][24][28]</text:span><text:span text:style-name="T1"> | “</text:span><text:span text:style-name="T6">0x03</text:span><text:span text:style-name="T1"> </text:span><text:span text:style-name="T13">[sra]</text:span><text:span text:style-name="T1">”</text:span><text:span text:style-name="T10">[15[24][28]</text:span></text:p>
      <text:p text:style-name="P3"><text:span text:style-name="T3">Format</text:span><text:span text:style-name="T1"> → “[</text:span><text:span text:style-name="T6">0x00</text:span><text:span text:style-name="T1">-</text:span><text:span text:style-name="T6">0x1f</text:span><text:span text:style-name="T1">] [(rs |</text:span><text:span text:style-name="T3"> </text:span><text:span text:style-name="T6">0x00</text:span><text:span text:style-name="T1">)]”</text:span><text:span text:style-name="T10">[19]</text:span><text:span text:style-name="T1"> </text:span><text:span text:style-name="T3">B</text:span></text:p>
      <text:p text:style-name="P3"><text:span text:style-name="T3">B</text:span><text:span text:style-name="T1"> → “</text:span><text:span text:style-name="T6">0x00</text:span><text:span text:style-name="T1"> </text:span><text:span text:style-name="T13">[shamt]</text:span><text:span text:style-name="T1">” | “[</text:span><text:span text:style-name="T6">0x00</text:span><text:span text:style-name="T2">-</text:span><text:span text:style-name="T6">0x1f</text:span><text:span text:style-name="T1">] </text:span><text:span text:style-name="T13">[rt]</text:span><text:span text:style-name="T10">[22]</text:span><text:span text:style-name="T1">” </text:span><text:span text:style-name="T3">C</text:span></text:p>
      <text:p text:style-name="P3"><text:span text:style-name="T3">C</text:span><text:span text:style-name="T1"> → “</text:span><text:span text:style-name="T6">0x00</text:span><text:span text:style-name="T1"> </text:span><text:span text:style-name="T13">[shamt]</text:span><text:span text:style-name="T1">” | “[</text:span><text:span text:style-name="T6">0x00</text:span><text:span text:style-name="T2">-</text:span><text:span text:style-name="T6">0x1f</text:span><text:span text:style-name="T1">] </text:span><text:span text:style-name="T13">[rd]</text:span><text:span text:style-name="T10">[21]</text:span><text:span text:style-name="T1">” </text:span><text:span text:style-name="T3">D</text:span></text:p>
      <text:p text:style-name="P3"><text:span text:style-name="T3">D</text:span><text:span text:style-name="T1"> →  “</text:span><text:span text:style-name="T6">0x00</text:span><text:span text:style-name="T3"> </text:span><text:span text:style-name="T13">[shamt]</text:span><text:span text:style-name="T1">” | “[</text:span><text:span text:style-name="T6">0x00</text:span><text:span text:style-name="T2">-</text:span><text:span text:style-name="T6">0x1f</text:span><text:span text:style-name="T1">] </text:span><text:span text:style-name="T13">[sa]</text:span><text:span text:style-name="T10">[23][25]</text:span><text:span text:style-name="T1">”</text:span></text:p>
      <text:p text:style-name="P5"> <text:span text:style-name="T1"> </text:span></text:p>
      <text:p text:style-name="P7">Translation scheme from MIPS32 to RV32</text:p>
      <text:p text:style-name="P3"> <text:span text:style-name="T1">  </text:span></text:p>
      <text:p text:style-name="P8"><text:span text:style-name="T11">[0]</text:span><text:span text:style-name="T12"> {se funct = "" entao S.opcode := "</text:span><text:span text:style-name="T9">0x67</text:span><text:span text:style-name="T12">" senao S.opcode := “</text:span><text:span text:style-name="T9">0x33</text:span><text:span text:style-name="T12">”}</text:span></text:p>
      <text:p text:style-name="P3"><text:span text:style-name="T10">[1]</text:span><text:span text:style-name="T1"> {Sum.opfunct7 := “</text:span><text:span text:style-name="T7">0x00</text:span><text:span text:style-name="T1">”, Sum.opfunct3 := “</text:span><text:span text:style-name="T7">0x00</text:span><text:span text:style-name="T1">”}</text:span></text:p>
      <text:p text:style-name="P3"><text:span text:style-name="T10">[2]</text:span><text:span text:style-name="T1"> {C.rs1 := rs.value}</text:span></text:p>
      <text:p text:style-name="P3"><text:span text:style-name="T10">[3]</text:span><text:span text:style-name="T1"> {C.rs2 := rt.value}</text:span></text:p>
      <text:p text:style-name="P6"><text:span text:style-name="T10">[4]</text:span><text:span text:style-name="T1"> {Sub.opfunct7 := “</text:span><text:span text:style-name="T7">0x20</text:span><text:span text:style-name="T1">”, Sub.opfunct3 := “</text:span><text:span text:style-name="T7">0x00</text:span><text:span text:style-name="T1">”}</text:span></text:p>
      <text:p text:style-name="P3"><text:span text:style-name="T10">[5]</text:span><text:span text:style-name="T1"> {Div.opfunct7 := “</text:span><text:span text:style-name="T7">0x01</text:span><text:span text:style-name="T1">”, Div.opfunct3 := “</text:span><text:span text:style-name="T7">0x04</text:span><text:span text:style-name="T1">”}</text:span></text:p>
      <text:p text:style-name="P3"><text:span text:style-name="T10">[6]</text:span><text:span text:style-name="T1"> {Div.opfunct7 := “</text:span><text:span text:style-name="T7">0x01</text:span><text:span text:style-name="T1">”, Div.opfunct3 := “</text:span><text:span text:style-name="T7">0x05</text:span><text:span text:style-name="T1">”}</text:span></text:p>
      <text:p text:style-name="P6"><text:span text:style-name="T10">[7]</text:span><text:span text:style-name="T1"> {Mult.opfunct7 := “</text:span><text:span text:style-name="T7">0x01</text:span><text:span text:style-name="T1">”, Mult.opfunct3 := “</text:span><text:span text:style-name="T7">0x00</text:span><text:span text:style-name="T1">”}</text:span></text:p>
      <text:p text:style-name="P6"><text:span text:style-name="T10">[8]</text:span><text:span text:style-name="T1"> {Logic.opfunct7 := “</text:span><text:span text:style-name="T7">0x00</text:span><text:span text:style-name="T1">”, Logic.opfunct3 := “</text:span><text:span text:style-name="T7">0x07</text:span><text:span text:style-name="T1">”}</text:span></text:p>
      <text:p text:style-name="P6"><text:span text:style-name="T10">[9]</text:span><text:span text:style-name="T1"> {Logic.opfunct7 := “</text:span><text:span text:style-name="T7">0x00</text:span><text:span text:style-name="T1">”, Logic.opfunct3 := “</text:span><text:span text:style-name="T7">0x00</text:span><text:span text:style-name="T1">”}</text:span></text:p>
      <text:p text:style-name="P6"><text:span text:style-name="T10">[10]</text:span><text:span text:style-name="T1"> {Logic.opfunct7 := “</text:span><text:span text:style-name="T7">0x00</text:span><text:span text:style-name="T1">”, Logic.opfunct3 := “</text:span><text:span text:style-name="T7">0x06</text:span><text:span text:style-name="T1">”}</text:span></text:p>
      <text:p text:style-name="P6"><text:span text:style-name="T10">[11]</text:span><text:span text:style-name="T1"> {ConJump.opfunct7 := “</text:span><text:span text:style-name="T7">0x00</text:span><text:span text:style-name="T1">”, ConJump.opfunct3 := “</text:span><text:span text:style-name="T7">0x02</text:span><text:span text:style-name="T1">”}</text:span></text:p>
      <text:p text:style-name="P6"><text:span text:style-name="T10">[12]</text:span><text:span text:style-name="T1"> {ConJump.opfunct7 := “</text:span><text:span text:style-name="T7">0x00</text:span><text:span text:style-name="T1">”, ConJump.opfunct3 := “</text:span><text:span text:style-name="T7">0x03</text:span><text:span text:style-name="T1">’”}</text:span></text:p>
      <text:p text:style-name="P6"><text:span text:style-name="T10">[13]</text:span><text:span text:style-name="T1"> {Shift.opfunct7 := “</text:span><text:span text:style-name="T7">0x00</text:span><text:span text:style-name="T1">”, Shift.opfunct3 := “</text:span><text:span text:style-name="T7">0x01</text:span><text:span text:style-name="T1">”}</text:span></text:p>
      <text:p text:style-name="P6"><text:span text:style-name="T10">[14]</text:span><text:span text:style-name="T1"> {Shift.opfunct7 := “</text:span><text:span text:style-name="T7">0x00</text:span><text:span text:style-name="T1">”, Shift.opfunct3 := “</text:span><text:span text:style-name="T7">0x05</text:span><text:span text:style-name="T1">”}</text:span></text:p>
      <text:p text:style-name="P3"><text:span text:style-name="T10">[15]</text:span><text:span text:style-name="T1"> {Shift.opfunct7 := “</text:span><text:span text:style-name="T7">0x20</text:span><text:span text:style-name="T1">”, Shift.opfunct3 := “</text:span><text:span text:style-name="T7">0x06</text:span><text:span text:style-name="T1">”}</text:span></text:p>
      <text:p text:style-name="P3"><text:span text:style-name="T10">[16]</text:span><text:span text:style-name="T1"> {Shift.function7 := “</text:span><text:span text:style-name="T7">0x20</text:span><text:span text:style-name="T1">”, Shift.opfunct3 := “</text:span><text:span text:style-name="T7">0x06</text:span><text:span text:style-name="T1">”}</text:span></text:p>
      <text:p text:style-name="P3"><text:span text:style-name="T10">[15]</text:span><text:span text:style-name="T1"> {Shift.opfunct7 := “</text:span><text:span text:style-name="T7">0x20</text:span><text:span text:style-name="T1">”, Shift.opfunct3 := “</text:span><text:span text:style-name="T7">0x06</text:span><text:span text:style-name="T1">”}</text:span></text:p>
      <text:p text:style-name="P3"><text:span text:style-name="T10">[18]</text:span><text:span text:style-name="T1"> {Shift.opfunct7 := “</text:span><text:span text:style-name="T7">0x20</text:span><text:span text:style-name="T1">”, Shift.opfunct3 := “</text:span><text:span text:style-name="T7">0x06</text:span><text:span text:style-name="T1">”}</text:span></text:p>
      <text:p text:style-name="P3"><text:span text:style-name="T10">[19]</text:span><text:span text:style-name="T1"> {Format_rs := rs.lex}</text:span></text:p>
      <text:p text:style-name="P3"><text:span text:style-name="T10">[21]</text:span><text:span text:style-name="T1"> {C_rd := rd.lex}</text:span></text:p>
      <text:p text:style-name="P3"><text:span text:style-name="T10">[22]</text:span><text:span text:style-name="T1"> {B_rt := rt.lex}</text:span></text:p>
      <text:p text:style-name="P3"><text:span text:style-name="T10">[23]</text:span><text:span text:style-name="T1"> {D_sa := sa.lex}</text:span></text:p>
      <text:p text:style-name="P4"><text:span text:style-name="T10">[24]</text:span><text:span text:style-name="T1"> {rv_instruction := funct7 + rs2 + rs + funct3 + rd + opcode}</text:span></text:p>
      <text:p text:style-name="P6"><text:span text:style-name="T10">[25]</text:span><text:span text:style-name="T1"> {rv_instructionAdd := “bin_n(D_sa) +</text:span><text:span text:style-name="T5"> </text:span><text:span text:style-name="T7">0x00 </text:span><text:span text:style-name="T1">+</text:span><text:span text:style-name="T3"> </text:span><text:span text:style-name="T7">0x00 </text:span><text:span text:style-name="T1">+ (register) </text:span><text:span text:style-name="T8">0x13</text:span><text:span text:style-name="T1">”}</text:span></text:p>
      <text:p text:style-name="P6"><text:span text:style-name="T10">[26]</text:span><text:span text:style-name="T1"> {UncJump_funct3 = "</text:span><text:span text:style-name="T7">0x00</text:span><text:span text:style-name="T1">"}</text:span></text:p>
      <text:p text:style-name="P6"><text:span text:style-name="T10">[27]</text:span><text:span text:style-name="T1"> {rv_instruction :=</text:span><text:span text:style-name="T5"> </text:span><text:span text:style-name="T7">0x00</text:span><text:span text:style-name="T1"> +</text:span><text:span text:style-name="T5"> </text:span><text:span text:style-name="T7">0x00</text:span><text:span text:style-name="T1">(x0 = $zero) + </text:span><text:span text:style-name="T7">0x00</text:span><text:span text:style-name="T4"> </text:span><text:span text:style-name="T8">0x1f</text:span><text:span text:style-name="T1">(x1 = ra) + opcode}</text:span></text:p>
      <text:p text:style-name="P3"><text:span text:style-name="T10">[28]</text:span><text:span text:style-name="T1"> {rv_instructionAddi :=</text:span><text:span text:style-name="T5"> </text:span><text:span text:style-name="T7">0x00</text:span><text:span text:style-name="T1"> + (use_register) +</text:span><text:span text:style-name="T5"> </text:span><text:span text:style-name="T8">0x13</text:span><text:span text:style-name="T1">}</text:span></text:p>
      <text:p text:style-name="P3"><text:soft-page-break/> 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Serif" svg:font-family="Serif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5T11:54:35.986000000</meta:creation-date>
    <dc:date>2020-12-15T12:50:07.870000000</dc:date>
    <meta:editing-duration>PT1M33S</meta:editing-duration>
    <meta:editing-cycles>1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47" meta:word-count="324" meta:character-count="2220" meta:non-whitespace-character-count="1926"/>
  </office:meta>
</office:document-meta>
</file>